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Лабораторная работа 4</text:span></text:p>
      <text:p text:style-name="P1"><text:span text:style-name="T1">Классы памят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Выполнил: Капля В.В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5">#define</text:span><text:span text:style-name="T6"><text:s/></text:span><text:span text:style-name="T7">_CRT_SECURE_NO_WARNINGS</text:span><text:span text:style-name="T8"><text:s/>1</text:span></text:p>
      <text:p text:style-name="P4"><text:span text:style-name="T9"/></text:p>
      <text:p text:style-name="P4"><text:span text:style-name="T10">#include</text:span><text:span text:style-name="T11"><text:s/></text:span><text:span text:style-name="T12">&lt;stdio.h&gt;</text:span></text:p>
      <text:p text:style-name="P4"><text:span text:style-name="T13"/></text:p>
      <text:p text:style-name="P4"><text:span text:style-name="T13"/></text:p>
      <text:p text:style-name="P4"><text:span text:style-name="T14">unsigned</text:span><text:span text:style-name="T15"><text:s/></text:span><text:span text:style-name="T16">char</text:span><text:span text:style-name="T17"><text:s/>input;</text:span></text:p>
      <text:p text:style-name="P4"><text:span text:style-name="T18"/></text:p>
      <text:p text:style-name="P4"><text:span text:style-name="T18"/></text:p>
      <text:p text:style-name="P4"><text:span text:style-name="T19">void</text:span><text:span text:style-name="T20"><text:s/>print_bit();</text:span></text:p>
      <text:p text:style-name="P4"><text:span text:style-name="T21">unsigned</text:span><text:span text:style-name="T22"><text:s/></text:span><text:span text:style-name="T23">char</text:span><text:span text:style-name="T24"><text:s/>get_bit(</text:span><text:span text:style-name="T25">unsigned</text:span><text:span text:style-name="T26"><text:s/></text:span><text:span text:style-name="T27">char</text:span><text:span text:style-name="T28"><text:s/></text:span><text:span text:style-name="T29">n</text:span><text:span text:style-name="T30">);</text:span></text:p>
      <text:p text:style-name="P4"><text:span text:style-name="T31">unsigned</text:span><text:span text:style-name="T32"><text:s/></text:span><text:span text:style-name="T33">char</text:span><text:span text:style-name="T34"><text:s/>get_part(</text:span><text:span text:style-name="T35">unsigned</text:span><text:span text:style-name="T36"><text:s/></text:span><text:span text:style-name="T37">char</text:span><text:span text:style-name="T38"><text:s/></text:span><text:span text:style-name="T39">n</text:span><text:span text:style-name="T40">,<text:s/></text:span><text:span text:style-name="T41">unsigned</text:span><text:span text:style-name="T42"><text:s/></text:span><text:span text:style-name="T43">char</text:span><text:span text:style-name="T44"><text:s/></text:span><text:span text:style-name="T45">k</text:span><text:span text:style-name="T46">);</text:span></text:p>
      <text:p text:style-name="P4"><text:span text:style-name="T47">void</text:span><text:span text:style-name="T48"><text:s/>print_info(</text:span><text:span text:style-name="T49">unsigned</text:span><text:span text:style-name="T50"><text:s/></text:span><text:span text:style-name="T51">char</text:span><text:span text:style-name="T52"><text:s/></text:span><text:span text:style-name="T53">layer</text:span><text:span text:style-name="T54">,</text:span><text:span text:style-name="T55">unsigned</text:span><text:span text:style-name="T56"><text:s/></text:span><text:span text:style-name="T57">char</text:span><text:span text:style-name="T58"><text:s/></text:span><text:span text:style-name="T59">type</text:span><text:span text:style-name="T60">,</text:span><text:span text:style-name="T61">unsigned</text:span><text:span text:style-name="T62"><text:s/></text:span><text:span text:style-name="T63">char</text:span><text:span text:style-name="T64"><text:s/></text:span><text:span text:style-name="T65">bitinf1</text:span><text:span text:style-name="T66">,</text:span><text:span text:style-name="T67">unsigned</text:span><text:span text:style-name="T68"><text:s/></text:span><text:span text:style-name="T69">char</text:span><text:span text:style-name="T70"><text:s/></text:span><text:span text:style-name="T71">bitinf2</text:span><text:span text:style-name="T72">,</text:span><text:span text:style-name="T73">unsigned</text:span><text:span text:style-name="T74"><text:s/></text:span><text:span text:style-name="T75">char</text:span><text:span text:style-name="T76"><text:s/></text:span><text:span text:style-name="T77">cs</text:span><text:span text:style-name="T78">);</text:span></text:p>
      <text:p text:style-name="P4"><text:span text:style-name="T79">unsigned</text:span><text:span text:style-name="T80"><text:s/></text:span><text:span text:style-name="T81">char</text:span><text:span text:style-name="T82"><text:s/>contrl_summ();</text:span></text:p>
      <text:p text:style-name="P4"><text:span text:style-name="T83"/></text:p>
      <text:p text:style-name="P4"><text:span text:style-name="T84">int</text:span><text:span text:style-name="T85"><text:s/>main() </text:span></text:p>
      <text:p text:style-name="P4"><text:span text:style-name="T85">{</text:span></text:p>
      <text:p text:style-name="P4"><text:span text:style-name="T85"><text:tab/></text:span><text:span text:style-name="T86">while</text:span><text:span text:style-name="T87"><text:s/>(1) </text:span></text:p>
      <text:p text:style-name="P4"><text:span text:style-name="T87"><text:tab/>{</text:span></text:p>
      <text:p text:style-name="P4"><text:span text:style-name="T87"><text:tab/><text:tab/></text:span><text:span text:style-name="T88">unsigned</text:span><text:span text:style-name="T89"><text:s/></text:span><text:span text:style-name="T90">char</text:span><text:span text:style-name="T91"><text:s/>layer,type,bitinf1,bitinf2,cs;</text:span></text:p>
      <text:p text:style-name="P4"><text:span text:style-name="T92"/></text:p>
      <text:p text:style-name="P4"><text:span text:style-name="T92"/></text:p>
      <text:p text:style-name="P4"><text:span text:style-name="T93"><text:tab/><text:tab/>printf(</text:span><text:span text:style-name="T94">"Enter: "</text:span><text:span text:style-name="T95">);</text:span></text:p>
      <text:p text:style-name="P4"><text:span text:style-name="T95"><text:tab/><text:tab/>scanf(</text:span><text:span text:style-name="T96">"%u"</text:span><text:span text:style-name="T97">,&amp;input);</text:span></text:p>
      <text:p text:style-name="P4"><text:span text:style-name="T97"><text:tab/><text:tab/>print_bit();</text:span></text:p>
      <text:p text:style-name="P4"><text:span text:style-name="T98"/></text:p>
      <text:p text:style-name="P4"><text:span text:style-name="T98"/></text:p>
      <text:p text:style-name="P4"><text:span text:style-name="T99"><text:tab/><text:tab/></text:span></text:p>
      <text:p text:style-name="P4"><text:span text:style-name="T100"/></text:p>
      <text:p text:style-name="P4"><text:span text:style-name="T101"><text:tab/><text:tab/>layer = get_part(7, 6);</text:span></text:p>
      <text:p text:style-name="P4"><text:span text:style-name="T101"><text:tab/><text:tab/>type = get_part(5, 5);</text:span></text:p>
      <text:p text:style-name="P4"><text:span text:style-name="T102"/></text:p>
      <text:p text:style-name="P4"><text:span text:style-name="T103"><text:tab/><text:tab/></text:span><text:span text:style-name="T104">if</text:span><text:span text:style-name="T105"><text:s/>(type == 0) </text:span></text:p>
      <text:p text:style-name="P4"><text:span text:style-name="T105"><text:tab/><text:tab/>{</text:span></text:p>
      <text:p text:style-name="P4"><text:span text:style-name="T105"><text:tab/><text:tab/><text:tab/>bitinf1 = get_part(4, 4);</text:span></text:p>
      <text:p text:style-name="P4"><text:span text:style-name="T105"><text:tab/><text:tab/><text:tab/>bitinf2 = get_part(3, 1);</text:span></text:p>
      <text:p text:style-name="P4"><text:span text:style-name="T105"><text:tab/><text:tab/>}</text:span></text:p>
      <text:p text:style-name="P4"><text:span text:style-name="T105"><text:tab/><text:tab/></text:span><text:span text:style-name="T106">else</text:span><text:span text:style-name="T107"><text:s/></text:span></text:p>
      <text:p text:style-name="P4"><text:span text:style-name="T107"><text:tab/><text:tab/>{</text:span></text:p>
      <text:p text:style-name="P4"><text:span text:style-name="T107"><text:tab/><text:tab/><text:tab/>bitinf1 = get_part(4, 3);</text:span></text:p>
      <text:p text:style-name="P4"><text:span text:style-name="T107"><text:tab/><text:tab/><text:tab/>bitinf2 = get_part(2, 1);</text:span></text:p>
      <text:p text:style-name="P4"><text:span text:style-name="T107"><text:tab/><text:tab/>}</text:span></text:p>
      <text:p text:style-name="P4"><text:span text:style-name="T107"><text:tab/><text:tab/></text:span></text:p>
      <text:p text:style-name="P4"><text:span text:style-name="T107"><text:tab/><text:tab/>cs= get_part(0, 0);</text:span></text:p>
      <text:p text:style-name="P4"><text:span text:style-name="T108"/></text:p>
      <text:p text:style-name="P4"><text:span text:style-name="T109"><text:tab/><text:tab/>print_info(layer, type, bitinf1, bitinf2, cs);</text:span></text:p>
      <text:p text:style-name="P4"><text:span text:style-name="T110"/></text:p>
      <text:p text:style-name="P4"><text:span text:style-name="T110"/></text:p>
      <text:p text:style-name="P4"><text:span text:style-name="T110"/></text:p>
      <text:p text:style-name="P4"><text:span text:style-name="T110"/></text:p>
      <text:p text:style-name="P4"><text:span text:style-name="T111"><text:tab/><text:tab/></text:span></text:p>
      <text:p text:style-name="P4"><text:span text:style-name="T111"><text:tab/>}</text:span></text:p>
      <text:p text:style-name="P4"><text:span text:style-name="T111">}</text:span></text:p>
      <text:p text:style-name="P4"><text:span text:style-name="T112"/></text:p>
      <text:p text:style-name="P4"><text:span text:style-name="T113">void</text:span><text:span text:style-name="T114"><text:s/>print_bit() </text:span></text:p>
      <text:p text:style-name="P4"><text:span text:style-name="T114">{</text:span></text:p>
      <text:p text:style-name="P4"><text:span text:style-name="T114"><text:tab/></text:span><text:span text:style-name="T115">for</text:span><text:span text:style-name="T116"><text:s/>(</text:span><text:span text:style-name="T117">char</text:span><text:span text:style-name="T118"><text:s/>i = 7; i &gt;= 0; i--)</text:span></text:p>
      <text:p text:style-name="P4"><text:span text:style-name="T118"><text:tab/>{</text:span></text:p>
      <text:p text:style-name="P4"><text:span text:style-name="T118"><text:tab/><text:tab/>printf(</text:span><text:span text:style-name="T119">"%u"</text:span><text:span text:style-name="T120">, get_bit(i));</text:span></text:p>
      <text:p text:style-name="P4"><text:span text:style-name="T120"><text:tab/>}</text:span></text:p>
      <text:p text:style-name="P4"><text:span text:style-name="T120"><text:tab/>printf(</text:span><text:span text:style-name="T121">"\n"</text:span><text:span text:style-name="T122">);</text:span></text:p>
      <text:p text:style-name="P4"><text:span text:style-name="T122">}</text:span></text:p>
      <text:p text:style-name="P4"><text:span text:style-name="T123"/></text:p>
      <text:p text:style-name="P4"><text:span text:style-name="T124">unsigned</text:span><text:span text:style-name="T125"><text:s/></text:span><text:span text:style-name="T126">char</text:span><text:span text:style-name="T127"><text:s/>get_bit(</text:span><text:span text:style-name="T128">unsigned</text:span><text:span text:style-name="T129"><text:s/></text:span><text:span text:style-name="T130">char</text:span><text:span text:style-name="T131"><text:s/></text:span><text:span text:style-name="T132">n</text:span><text:span text:style-name="T133">)</text:span></text:p>
      <text:p text:style-name="P4"><text:span text:style-name="T133">{</text:span></text:p>
      <text:p text:style-name="P4"><text:span text:style-name="T133"><text:tab/></text:span><text:span text:style-name="T134">unsigned</text:span><text:span text:style-name="T135"><text:s/></text:span><text:span text:style-name="T136">char</text:span><text:span text:style-name="T137"><text:s/>a;</text:span></text:p>
      <text:p text:style-name="P4"><text:span text:style-name="T137"><text:tab/>a = input &amp; (1 &lt;&lt;<text:s/></text:span><text:span text:style-name="T138">n</text:span><text:span text:style-name="T139">);</text:span></text:p>
      <text:p text:style-name="P4"><text:span text:style-name="T139"><text:tab/></text:span><text:span text:style-name="T140">return</text:span><text:span text:style-name="T141"><text:s/>a &gt;&gt;<text:s/></text:span><text:span text:style-name="T142">n</text:span><text:span text:style-name="T143">;</text:span></text:p>
      <text:p text:style-name="P4"><text:span text:style-name="T143">}</text:span></text:p>
      <text:p text:style-name="P4"><text:span text:style-name="T144"/></text:p>
      <text:p text:style-name="P4"><text:span text:style-name="T145">unsigned</text:span><text:span text:style-name="T146"><text:s/></text:span><text:span text:style-name="T147">char</text:span><text:span text:style-name="T148"><text:s/>get_part(</text:span><text:span text:style-name="T149">unsigned</text:span><text:span text:style-name="T150"><text:s/></text:span><text:span text:style-name="T151">char</text:span><text:span text:style-name="T152"><text:s/></text:span><text:span text:style-name="T153">n</text:span><text:span text:style-name="T154">,<text:s/></text:span><text:span text:style-name="T155">unsigned</text:span><text:span text:style-name="T156"><text:s/></text:span><text:span text:style-name="T157">char</text:span><text:span text:style-name="T158"><text:s/></text:span><text:span text:style-name="T159">k</text:span><text:span text:style-name="T160">)</text:span></text:p>
      <text:p text:style-name="P4"><text:span text:style-name="T160">{</text:span></text:p>
      <text:p text:style-name="P4"><text:span text:style-name="T160"><text:tab/></text:span><text:span text:style-name="T161">unsigned</text:span><text:span text:style-name="T162"><text:s/></text:span><text:span text:style-name="T163">char</text:span><text:span text:style-name="T164"><text:s/>a=0;</text:span></text:p>
      <text:p text:style-name="P4"><text:span text:style-name="T164"><text:tab/></text:span><text:span text:style-name="T165">for</text:span><text:span text:style-name="T166"><text:s/>(</text:span><text:span text:style-name="T167">char</text:span><text:span text:style-name="T168"><text:s/>i =<text:s/></text:span><text:span text:style-name="T169">n</text:span><text:span text:style-name="T170">; i &gt;=<text:s/></text:span><text:span text:style-name="T171">k</text:span><text:span text:style-name="T172">; i--)</text:span></text:p>
      <text:p text:style-name="P4"><text:span text:style-name="T172"><text:tab/>{</text:span></text:p>
      <text:p text:style-name="P4"><text:span text:style-name="T172"><text:tab/><text:tab/>a=a &lt;&lt; 1;</text:span></text:p>
      <text:p text:style-name="P4"><text:span text:style-name="T172"><text:tab/><text:tab/>a = a | get_bit(i);</text:span></text:p>
      <text:p text:style-name="P4"><text:span text:style-name="T172"><text:tab/>}</text:span></text:p>
      <text:p text:style-name="P4"><text:span text:style-name="T172"><text:tab/></text:span><text:span text:style-name="T173">return</text:span><text:span text:style-name="T174"><text:s/>a;</text:span></text:p>
      <text:p text:style-name="P4"><text:span text:style-name="T174">}</text:span></text:p>
      <text:p text:style-name="P4"><text:span text:style-name="T175"/></text:p>
      <text:p text:style-name="P4"><text:span text:style-name="T176">void</text:span><text:span text:style-name="T177"><text:s/>print_info</text:span></text:p>
      <text:p text:style-name="P4"><text:span text:style-name="T177">(</text:span></text:p>
      <text:p text:style-name="P4"><text:span text:style-name="T177"><text:tab/></text:span><text:span text:style-name="T178">unsigned</text:span><text:span text:style-name="T179"><text:s/></text:span><text:span text:style-name="T180">char</text:span><text:span text:style-name="T181"><text:s/></text:span><text:span text:style-name="T182">layer</text:span><text:span text:style-name="T183">,</text:span></text:p>
      <text:p text:style-name="P4"><text:span text:style-name="T183"><text:tab/></text:span><text:span text:style-name="T184">unsigned</text:span><text:span text:style-name="T185"><text:s/></text:span><text:span text:style-name="T186">char</text:span><text:span text:style-name="T187"><text:s/></text:span><text:span text:style-name="T188">type</text:span><text:span text:style-name="T189">,</text:span></text:p>
      <text:p text:style-name="P4"><text:span text:style-name="T189"><text:tab/></text:span><text:span text:style-name="T190">unsigned</text:span><text:span text:style-name="T191"><text:s/></text:span><text:span text:style-name="T192">char</text:span><text:span text:style-name="T193"><text:s/></text:span><text:span text:style-name="T194">bitinf1</text:span><text:span text:style-name="T195">,</text:span></text:p>
      <text:p text:style-name="P4"><text:span text:style-name="T195"><text:tab/></text:span><text:span text:style-name="T196">unsigned</text:span><text:span text:style-name="T197"><text:s/></text:span><text:span text:style-name="T198">char</text:span><text:span text:style-name="T199"><text:s/></text:span><text:span text:style-name="T200">bitinf2</text:span><text:span text:style-name="T201">,</text:span></text:p>
      <text:p text:style-name="P4"><text:span text:style-name="T201"><text:tab/></text:span><text:span text:style-name="T202">unsigned</text:span><text:span text:style-name="T203"><text:s/></text:span><text:span text:style-name="T204">char</text:span><text:span text:style-name="T205"><text:s/></text:span><text:span text:style-name="T206">cs</text:span></text:p>
      <text:p text:style-name="P4"><text:span text:style-name="T207">) </text:span></text:p>
      <text:p text:style-name="P4"><text:span text:style-name="T207">{</text:span></text:p>
      <text:p text:style-name="P4"><text:span text:style-name="T207"><text:tab/>printf(</text:span><text:span text:style-name="T208">"Layer:\t\t"</text:span><text:span text:style-name="T209">);</text:span></text:p>
      <text:p text:style-name="P4"><text:span text:style-name="T209"><text:tab/></text:span><text:span text:style-name="T210">switch</text:span><text:span text:style-name="T211"><text:s/>(</text:span><text:span text:style-name="T212">layer</text:span><text:span text:style-name="T213">)</text:span></text:p>
      <text:p text:style-name="P4"><text:span text:style-name="T213"><text:tab/>{</text:span></text:p>
      <text:p text:style-name="P4"><text:span text:style-name="T213"><text:tab/></text:span><text:span text:style-name="T214">case</text:span><text:span text:style-name="T215"><text:s/>0:</text:span></text:p>
      <text:p text:style-name="P4"><text:span text:style-name="T215"><text:tab/><text:tab/>printf(</text:span><text:span text:style-name="T216">"Layer I\n"</text:span><text:span text:style-name="T217">);</text:span></text:p>
      <text:p text:style-name="P4"><text:span text:style-name="T217"><text:tab/><text:tab/></text:span><text:span text:style-name="T218">break</text:span><text:span text:style-name="T219">;</text:span></text:p>
      <text:p text:style-name="P4"><text:span text:style-name="T219"><text:tab/></text:span><text:span text:style-name="T220">case</text:span><text:span text:style-name="T221"><text:s/>1:</text:span></text:p>
      <text:p text:style-name="P4"><text:span text:style-name="T221"><text:tab/><text:tab/>printf(</text:span><text:span text:style-name="T222">"Layer II\n"</text:span><text:span text:style-name="T223">);</text:span></text:p>
      <text:p text:style-name="P4"><text:span text:style-name="T223"><text:tab/><text:tab/></text:span><text:span text:style-name="T224">break</text:span><text:span text:style-name="T225">;</text:span></text:p>
      <text:p text:style-name="P4"><text:span text:style-name="T225"><text:tab/></text:span><text:span text:style-name="T226">case</text:span><text:span text:style-name="T227"><text:s/>2:</text:span></text:p>
      <text:p text:style-name="P4"><text:span text:style-name="T227"><text:tab/><text:tab/>printf(</text:span><text:span text:style-name="T228">"Layer III\n"</text:span><text:span text:style-name="T229">);</text:span></text:p>
      <text:p text:style-name="P4"><text:span text:style-name="T229"><text:tab/><text:tab/></text:span><text:span text:style-name="T230">break</text:span><text:span text:style-name="T231">;</text:span></text:p>
      <text:p text:style-name="P4"><text:span text:style-name="T231"><text:tab/></text:span><text:span text:style-name="T232">case</text:span><text:span text:style-name="T233"><text:s/>3:</text:span></text:p>
      <text:p text:style-name="P4"><text:span text:style-name="T233"><text:tab/><text:tab/>printf(</text:span><text:span text:style-name="T234">"Reserved\n"</text:span><text:span text:style-name="T235">);</text:span></text:p>
      <text:p text:style-name="P4"><text:span text:style-name="T235"><text:tab/><text:tab/></text:span><text:span text:style-name="T236">break</text:span><text:span text:style-name="T237">;</text:span></text:p>
      <text:p text:style-name="P4"><text:span text:style-name="T237"><text:tab/>}</text:span></text:p>
      <text:p text:style-name="P4"><text:span text:style-name="T238"/></text:p>
      <text:p text:style-name="P4"><text:span text:style-name="T238"/></text:p>
      <text:p text:style-name="P4"><text:span text:style-name="T239"><text:tab/>printf(</text:span><text:span text:style-name="T240">"Type:\t\t"</text:span><text:span text:style-name="T241">);</text:span></text:p>
      <text:p text:style-name="P4"><text:span text:style-name="T241"><text:tab/></text:span><text:span text:style-name="T242">switch</text:span><text:span text:style-name="T243"><text:s/>(</text:span><text:span text:style-name="T244">type</text:span><text:span text:style-name="T245">)</text:span></text:p>
      <text:p text:style-name="P4"><text:span text:style-name="T245"><text:tab/>{</text:span></text:p>
      <text:p text:style-name="P4"><text:span text:style-name="T245"><text:tab/></text:span><text:span text:style-name="T246">case</text:span><text:span text:style-name="T247"><text:s/>0:</text:span></text:p>
      <text:p text:style-name="P4"><text:span text:style-name="T247"><text:tab/><text:tab/>printf(</text:span><text:span text:style-name="T248">"Constant Bitrate(CBR)\n"</text:span><text:span text:style-name="T249">);</text:span></text:p>
      <text:p text:style-name="P4"><text:span text:style-name="T249"><text:tab/><text:tab/></text:span><text:span text:style-name="T250">break</text:span><text:span text:style-name="T251">;</text:span></text:p>
      <text:p text:style-name="P4"><text:span text:style-name="T251"><text:tab/></text:span><text:span text:style-name="T252">case</text:span><text:span text:style-name="T253"><text:s/>1:</text:span></text:p>
      <text:p text:style-name="P4"><text:span text:style-name="T253"><text:tab/><text:tab/>printf(</text:span><text:span text:style-name="T254">"Variabel Bitrate(VBR)\n"</text:span><text:span text:style-name="T255">);</text:span></text:p>
      <text:p text:style-name="P4"><text:span text:style-name="T255"><text:tab/><text:tab/></text:span><text:span text:style-name="T256">break</text:span><text:span text:style-name="T257">;</text:span></text:p>
      <text:p text:style-name="P4"><text:span text:style-name="T257"><text:tab/>}</text:span></text:p>
      <text:p text:style-name="P4"><text:span text:style-name="T258"/></text:p>
      <text:p text:style-name="P4"><text:span text:style-name="T258"/></text:p>
      <text:p text:style-name="P4"><text:span text:style-name="T259"><text:tab/></text:span><text:span text:style-name="T260">if</text:span><text:span text:style-name="T261"><text:s/>(</text:span><text:span text:style-name="T262">type</text:span><text:span text:style-name="T263"><text:s/>== 0)</text:span></text:p>
      <text:p text:style-name="P4"><text:span text:style-name="T263"><text:tab/>{</text:span></text:p>
      <text:p text:style-name="P4"><text:span text:style-name="T263"><text:tab/><text:tab/>printf(</text:span><text:span text:style-name="T264">"Mode:\t\t"</text:span><text:span text:style-name="T265">);</text:span></text:p>
      <text:p text:style-name="P4"><text:span text:style-name="T265"><text:tab/><text:tab/></text:span><text:span text:style-name="T266">switch</text:span><text:span text:style-name="T267"><text:s/>(</text:span><text:span text:style-name="T268">bitinf1</text:span><text:span text:style-name="T269">)</text:span></text:p>
      <text:p text:style-name="P4"><text:span text:style-name="T269"><text:tab/><text:tab/>{</text:span></text:p>
      <text:p text:style-name="P4"><text:span text:style-name="T269"><text:tab/><text:tab/></text:span><text:span text:style-name="T270">case</text:span><text:span text:style-name="T271"><text:s/>0:</text:span></text:p>
      <text:p text:style-name="P4"><text:span text:style-name="T271"><text:tab/><text:tab/><text:tab/>printf(</text:span><text:span text:style-name="T272">"Mono\n"</text:span><text:span text:style-name="T273">);</text:span></text:p>
      <text:p text:style-name="P4"><text:span text:style-name="T273"><text:tab/><text:tab/><text:tab/></text:span><text:span text:style-name="T274">break</text:span><text:span text:style-name="T275">;</text:span></text:p>
      <text:p text:style-name="P4"><text:span text:style-name="T275"><text:tab/><text:tab/></text:span><text:span text:style-name="T276">case</text:span><text:span text:style-name="T277"><text:s/>1:</text:span></text:p>
      <text:p text:style-name="P4"><text:span text:style-name="T277"><text:tab/><text:tab/><text:tab/>printf(</text:span><text:span text:style-name="T278">"Stereo\n"</text:span><text:span text:style-name="T279">);</text:span></text:p>
      <text:p text:style-name="P4"><text:span text:style-name="T279"><text:tab/><text:tab/><text:tab/></text:span><text:span text:style-name="T280">break</text:span><text:span text:style-name="T281">;</text:span></text:p>
      <text:p text:style-name="P4"><text:span text:style-name="T281"><text:tab/><text:tab/>}</text:span></text:p>
      <text:p text:style-name="P4"><text:span text:style-name="T282"/></text:p>
      <text:p text:style-name="P4"><text:span text:style-name="T283"><text:tab/><text:tab/>printf(</text:span><text:span text:style-name="T284">"Bitrate:\t"</text:span><text:span text:style-name="T285">);</text:span></text:p>
      <text:p text:style-name="P4"><text:span text:style-name="T285"><text:tab/><text:tab/></text:span><text:span text:style-name="T286">switch</text:span><text:span text:style-name="T287"><text:s/>(</text:span><text:span text:style-name="T288">bitinf2</text:span><text:span text:style-name="T289">)</text:span></text:p>
      <text:p text:style-name="P4"><text:span text:style-name="T289"><text:tab/><text:tab/>{</text:span></text:p>
      <text:p text:style-name="P4"><text:span text:style-name="T289"><text:tab/><text:tab/></text:span><text:span text:style-name="T290">case</text:span><text:span text:style-name="T291"><text:s/>0:</text:span></text:p>
      <text:p text:style-name="P4"><text:span text:style-name="T291"><text:tab/><text:tab/><text:tab/>printf(</text:span><text:span text:style-name="T292">"32 kbps\n"</text:span><text:span text:style-name="T293">);</text:span></text:p>
      <text:p text:style-name="P4"><text:span text:style-name="T293"><text:tab/><text:tab/><text:tab/></text:span><text:span text:style-name="T294">break</text:span><text:span text:style-name="T295">;</text:span></text:p>
      <text:p text:style-name="P4"><text:span text:style-name="T295"><text:tab/><text:tab/></text:span><text:span text:style-name="T296">case</text:span><text:span text:style-name="T297"><text:s/>1:</text:span></text:p>
      <text:p text:style-name="P4"><text:span text:style-name="T297"><text:tab/><text:tab/><text:tab/>printf(</text:span><text:span text:style-name="T298">"48 kbps\n"</text:span><text:span text:style-name="T299">);</text:span></text:p>
      <text:p text:style-name="P4"><text:span text:style-name="T299"><text:tab/><text:tab/><text:tab/></text:span><text:span text:style-name="T300">break</text:span><text:span text:style-name="T301">;</text:span></text:p>
      <text:p text:style-name="P4"><text:span text:style-name="T301"><text:tab/><text:tab/></text:span><text:span text:style-name="T302">case</text:span><text:span text:style-name="T303"><text:s/>2:</text:span></text:p>
      <text:p text:style-name="P4"><text:span text:style-name="T303"><text:tab/><text:tab/><text:tab/>printf(</text:span><text:span text:style-name="T304">"64 kbps\n"</text:span><text:span text:style-name="T305">);</text:span></text:p>
      <text:p text:style-name="P4"><text:span text:style-name="T305"><text:tab/><text:tab/><text:tab/></text:span><text:span text:style-name="T306">break</text:span><text:span text:style-name="T307">;</text:span></text:p>
      <text:p text:style-name="P4"><text:span text:style-name="T307"><text:tab/><text:tab/></text:span><text:span text:style-name="T308">case</text:span><text:span text:style-name="T309"><text:s/>3:</text:span></text:p>
      <text:p text:style-name="P4"><text:span text:style-name="T309"><text:tab/><text:tab/><text:tab/>printf(</text:span><text:span text:style-name="T310">"96 kbps\n"</text:span><text:span text:style-name="T311">);</text:span></text:p>
      <text:p text:style-name="P4"><text:span text:style-name="T311"><text:tab/><text:tab/><text:tab/></text:span><text:span text:style-name="T312">break</text:span><text:span text:style-name="T313">;</text:span></text:p>
      <text:p text:style-name="P4"><text:span text:style-name="T313"><text:tab/><text:tab/></text:span><text:span text:style-name="T314">case</text:span><text:span text:style-name="T315"><text:s/>4:</text:span></text:p>
      <text:p text:style-name="P4"><text:span text:style-name="T315"><text:tab/><text:tab/><text:tab/>printf(</text:span><text:span text:style-name="T316">"128 kbps\n"</text:span><text:span text:style-name="T317">);</text:span></text:p>
      <text:p text:style-name="P4"><text:span text:style-name="T317"><text:tab/><text:tab/><text:tab/></text:span><text:span text:style-name="T318">break</text:span><text:span text:style-name="T319">;</text:span></text:p>
      <text:p text:style-name="P4"><text:span text:style-name="T319"><text:tab/><text:tab/></text:span><text:span text:style-name="T320">case</text:span><text:span text:style-name="T321"><text:s/>5:</text:span></text:p>
      <text:p text:style-name="P4"><text:span text:style-name="T321"><text:tab/><text:tab/><text:tab/>printf(</text:span><text:span text:style-name="T322">"192 kbps\n"</text:span><text:span text:style-name="T323">);</text:span></text:p>
      <text:p text:style-name="P4"><text:span text:style-name="T323"><text:tab/><text:tab/><text:tab/></text:span><text:span text:style-name="T324">break</text:span><text:span text:style-name="T325">;</text:span></text:p>
      <text:p text:style-name="P4"><text:span text:style-name="T325"><text:tab/><text:tab/></text:span><text:span text:style-name="T326">case</text:span><text:span text:style-name="T327"><text:s/>6:</text:span></text:p>
      <text:p text:style-name="P4"><text:span text:style-name="T327"><text:tab/><text:tab/><text:tab/>printf(</text:span><text:span text:style-name="T328">"256 kbps\n"</text:span><text:span text:style-name="T329">);</text:span></text:p>
      <text:p text:style-name="P4"><text:span text:style-name="T329"><text:tab/><text:tab/><text:tab/></text:span><text:span text:style-name="T330">break</text:span><text:span text:style-name="T331">;</text:span></text:p>
      <text:p text:style-name="P4"><text:span text:style-name="T331"><text:tab/><text:tab/></text:span><text:span text:style-name="T332">case</text:span><text:span text:style-name="T333"><text:s/>7:</text:span></text:p>
      <text:p text:style-name="P4"><text:span text:style-name="T333"><text:tab/><text:tab/><text:tab/>printf(</text:span><text:span text:style-name="T334">"320 kbps\n"</text:span><text:span text:style-name="T335">);</text:span></text:p>
      <text:p text:style-name="P4"><text:span text:style-name="T335"><text:tab/><text:tab/><text:tab/></text:span><text:span text:style-name="T336">break</text:span><text:span text:style-name="T337">;</text:span></text:p>
      <text:p text:style-name="P4"><text:span text:style-name="T337"><text:tab/><text:tab/>}</text:span></text:p>
      <text:p text:style-name="P4"><text:span text:style-name="T338"/></text:p>
      <text:p text:style-name="P4"><text:span text:style-name="T339"><text:tab/>}</text:span></text:p>
      <text:p text:style-name="P4"><text:span text:style-name="T339"><text:tab/></text:span><text:span text:style-name="T340">else</text:span></text:p>
      <text:p text:style-name="P4"><text:span text:style-name="T341"><text:tab/>{</text:span></text:p>
      <text:p text:style-name="P4"><text:span text:style-name="T341"><text:tab/><text:tab/>printf(</text:span><text:span text:style-name="T342">"Range:\t\t"</text:span><text:span text:style-name="T343">);</text:span></text:p>
      <text:p text:style-name="P4"><text:span text:style-name="T343"><text:tab/><text:tab/></text:span><text:span text:style-name="T344">switch</text:span><text:span text:style-name="T345"><text:s/>(</text:span><text:span text:style-name="T346">bitinf1</text:span><text:span text:style-name="T347">)</text:span></text:p>
      <text:p text:style-name="P4"><text:span text:style-name="T347"><text:tab/><text:tab/>{</text:span></text:p>
      <text:p text:style-name="P4"><text:span text:style-name="T347"><text:tab/><text:tab/></text:span><text:span text:style-name="T348">case</text:span><text:span text:style-name="T349"><text:s/>0:</text:span></text:p>
      <text:p text:style-name="P4"><text:span text:style-name="T349"><text:tab/><text:tab/><text:tab/>printf(</text:span><text:span text:style-name="T350">"32-48 kbps\n"</text:span><text:span text:style-name="T351">);</text:span></text:p>
      <text:p text:style-name="P4"><text:span text:style-name="T351"><text:tab/><text:tab/><text:tab/></text:span><text:span text:style-name="T352">break</text:span><text:span text:style-name="T353">;</text:span></text:p>
      <text:p text:style-name="P4"><text:span text:style-name="T353"><text:tab/><text:tab/></text:span><text:span text:style-name="T354">case</text:span><text:span text:style-name="T355"><text:s/>1:</text:span></text:p>
      <text:p text:style-name="P4"><text:span text:style-name="T355"><text:tab/><text:tab/><text:tab/>printf(</text:span><text:span text:style-name="T356">"64-96 kbps\n"</text:span><text:span text:style-name="T357">);</text:span></text:p>
      <text:p text:style-name="P4"><text:span text:style-name="T357"><text:tab/><text:tab/><text:tab/></text:span><text:span text:style-name="T358">break</text:span><text:span text:style-name="T359">;</text:span></text:p>
      <text:p text:style-name="P4"><text:span text:style-name="T359"><text:tab/><text:tab/></text:span><text:span text:style-name="T360">case</text:span><text:span text:style-name="T361"><text:s/>2:</text:span></text:p>
      <text:p text:style-name="P4"><text:span text:style-name="T361"><text:tab/><text:tab/><text:tab/>printf(</text:span><text:span text:style-name="T362">"128-192 kbps\n"</text:span><text:span text:style-name="T363">);</text:span></text:p>
      <text:p text:style-name="P4"><text:span text:style-name="T363"><text:tab/><text:tab/><text:tab/></text:span><text:span text:style-name="T364">break</text:span><text:span text:style-name="T365">;</text:span></text:p>
      <text:p text:style-name="P4"><text:span text:style-name="T365"><text:tab/><text:tab/></text:span><text:span text:style-name="T366">case</text:span><text:span text:style-name="T367"><text:s/>3:</text:span></text:p>
      <text:p text:style-name="P4"><text:span text:style-name="T367"><text:tab/><text:tab/><text:tab/>printf(</text:span><text:span text:style-name="T368">"256-320 kbps\n"</text:span><text:span text:style-name="T369">);</text:span></text:p>
      <text:p text:style-name="P4"><text:span text:style-name="T369"><text:tab/><text:tab/><text:tab/></text:span><text:span text:style-name="T370">break</text:span><text:span text:style-name="T371">;</text:span></text:p>
      <text:p text:style-name="P4"><text:span text:style-name="T371"><text:tab/><text:tab/>}</text:span></text:p>
      <text:p text:style-name="P4"><text:span text:style-name="T371"><text:tab/><text:tab/>printf(</text:span><text:span text:style-name="T372">"Mode:\t\t"</text:span><text:span text:style-name="T373">);</text:span></text:p>
      <text:p text:style-name="P4"><text:span text:style-name="T373"><text:tab/><text:tab/></text:span><text:span text:style-name="T374">switch</text:span><text:span text:style-name="T375"><text:s/>(</text:span><text:span text:style-name="T376">bitinf2</text:span><text:span text:style-name="T377">)</text:span></text:p>
      <text:p text:style-name="P4"><text:span text:style-name="T377"><text:tab/><text:tab/>{</text:span></text:p>
      <text:p text:style-name="P4"><text:span text:style-name="T377"><text:tab/><text:tab/></text:span><text:span text:style-name="T378">case</text:span><text:span text:style-name="T379"><text:s/>0:</text:span></text:p>
      <text:p text:style-name="P4"><text:span text:style-name="T379"><text:tab/><text:tab/><text:tab/>printf(</text:span><text:span text:style-name="T380">"Stereo\n"</text:span><text:span text:style-name="T381">);</text:span></text:p>
      <text:p text:style-name="P4"><text:span text:style-name="T381"><text:tab/><text:tab/><text:tab/></text:span><text:span text:style-name="T382">break</text:span><text:span text:style-name="T383">;</text:span></text:p>
      <text:p text:style-name="P4"><text:span text:style-name="T383"><text:tab/><text:tab/></text:span><text:span text:style-name="T384">case</text:span><text:span text:style-name="T385"><text:s/>1:</text:span></text:p>
      <text:p text:style-name="P4"><text:span text:style-name="T385"><text:tab/><text:tab/><text:tab/>printf(</text:span><text:span text:style-name="T386">"joint stereo\n"</text:span><text:span text:style-name="T387">);</text:span></text:p>
      <text:p text:style-name="P4"><text:span text:style-name="T387"><text:tab/><text:tab/><text:tab/></text:span><text:span text:style-name="T388">break</text:span><text:span text:style-name="T389">;</text:span></text:p>
      <text:p text:style-name="P4"><text:span text:style-name="T389"><text:tab/><text:tab/></text:span><text:span text:style-name="T390">case</text:span><text:span text:style-name="T391"><text:s/>2:</text:span></text:p>
      <text:p text:style-name="P4"><text:span text:style-name="T391"><text:tab/><text:tab/><text:tab/>printf(</text:span><text:span text:style-name="T392">"dual channel\n"</text:span><text:span text:style-name="T393">);</text:span></text:p>
      <text:p text:style-name="P4"><text:span text:style-name="T393"><text:tab/><text:tab/><text:tab/></text:span><text:span text:style-name="T394">break</text:span><text:span text:style-name="T395">;</text:span></text:p>
      <text:p text:style-name="P4"><text:span text:style-name="T395"><text:tab/><text:tab/></text:span><text:span text:style-name="T396">case</text:span><text:span text:style-name="T397"><text:s/>3:</text:span></text:p>
      <text:p text:style-name="P4"><text:span text:style-name="T397"><text:tab/><text:tab/><text:tab/>printf(</text:span><text:span text:style-name="T398">"single channel\n"</text:span><text:span text:style-name="T399">);</text:span></text:p>
      <text:p text:style-name="P4"><text:span text:style-name="T399"><text:tab/><text:tab/><text:tab/></text:span><text:span text:style-name="T400">break</text:span><text:span text:style-name="T401">;</text:span></text:p>
      <text:p text:style-name="P4"><text:span text:style-name="T401"><text:tab/><text:tab/>}</text:span></text:p>
      <text:p text:style-name="P4"><text:span text:style-name="T401"><text:tab/>}</text:span></text:p>
      <text:p text:style-name="P4"><text:span text:style-name="T402"/></text:p>
      <text:p text:style-name="P4"><text:span text:style-name="T403"><text:tab/>printf(</text:span><text:span text:style-name="T404">"CS:\t\t%u"</text:span><text:span text:style-name="T405">,</text:span><text:span text:style-name="T406">cs</text:span><text:span text:style-name="T407">);</text:span></text:p>
      <text:p text:style-name="P4"><text:span text:style-name="T408"/></text:p>
      <text:p text:style-name="P4"><text:span text:style-name="T409"><text:tab/></text:span><text:span text:style-name="T410">if</text:span><text:span text:style-name="T411"><text:s/>(</text:span><text:span text:style-name="T412">cs</text:span><text:span text:style-name="T413"><text:s/>== contrl_summ()) </text:span></text:p>
      <text:p text:style-name="P4"><text:span text:style-name="T413"><text:tab/>{</text:span></text:p>
      <text:p text:style-name="P4"><text:span text:style-name="T413"><text:tab/><text:tab/>printf(</text:span><text:span text:style-name="T414">" = %u\n"</text:span><text:span text:style-name="T415">, contrl_summ());</text:span></text:p>
      <text:p text:style-name="P4"><text:span text:style-name="T415"><text:tab/><text:tab/>printf(</text:span><text:span text:style-name="T416">"the checksums are the same\n"</text:span><text:span text:style-name="T417">);</text:span></text:p>
      <text:p text:style-name="P4"><text:span text:style-name="T417"><text:tab/>}</text:span></text:p>
      <text:p text:style-name="P4"><text:span text:style-name="T417"><text:tab/></text:span><text:span text:style-name="T418">else</text:span><text:span text:style-name="T419"><text:s/></text:span></text:p>
      <text:p text:style-name="P4"><text:span text:style-name="T419"><text:tab/>{</text:span></text:p>
      <text:p text:style-name="P4"><text:span text:style-name="T419"><text:tab/><text:tab/>printf(</text:span><text:span text:style-name="T420">" != %u\n"</text:span><text:span text:style-name="T421">, contrl_summ());</text:span></text:p>
      <text:p text:style-name="P4"><text:span text:style-name="T421"><text:tab/><text:tab/>printf(</text:span><text:span text:style-name="T422">"ERROR: checksums do not match\n"</text:span><text:span text:style-name="T423">);</text:span></text:p>
      <text:p text:style-name="P4"><text:span text:style-name="T423"><text:tab/>}</text:span></text:p>
      <text:p text:style-name="P4"><text:span text:style-name="T424"/></text:p>
      <text:p text:style-name="P4"><text:span text:style-name="T424"/></text:p>
      <text:p text:style-name="P4"><text:span text:style-name="T425"><text:tab/>}</text:span></text:p>
      <text:p text:style-name="P4"><text:span text:style-name="T425"><text:tab/></text:span></text:p>
      <text:p text:style-name="P4"><text:span text:style-name="T426">char</text:span><text:span text:style-name="T427"><text:s/>contrl_summ() </text:span></text:p>
      <text:p text:style-name="P4"><text:span text:style-name="T427">{</text:span></text:p>
      <text:p text:style-name="P4"><text:span text:style-name="T427"><text:tab/></text:span><text:span text:style-name="T428">char</text:span><text:span text:style-name="T429"><text:s/>cs = 0;</text:span></text:p>
      <text:p text:style-name="P4"><text:span text:style-name="T429"><text:tab/></text:span><text:span text:style-name="T430">for</text:span><text:span text:style-name="T431"><text:s/>(</text:span><text:span text:style-name="T432">int</text:span><text:span text:style-name="T433"><text:s/>i = 7; i &gt;= 1; i--) </text:span></text:p>
      <text:p text:style-name="P4"><text:span text:style-name="T433"><text:tab/>{</text:span></text:p>
      <text:p text:style-name="P4"><text:span text:style-name="T433"><text:tab/><text:tab/>cs = cs ^ get_bit(i);</text:span></text:p>
      <text:p text:style-name="P4"><text:span text:style-name="T433"><text:tab/>}</text:span></text:p>
      <text:p text:style-name="P4"><text:span text:style-name="T433"><text:tab/></text:span><text:span text:style-name="T434">return</text:span><text:span text:style-name="T435"><text:s/>cs;</text:span></text:p>
      <text:p text:style-name="P4"><text:span text:style-name="T435">}</text:span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draw:frame text:anchor-type="as-char" svg:width="82.29mm" svg:height="129.65mm" style:rel-width="scale" style:rel-height="scale"><draw:object-ole xlink:href="OleObj1"/><draw:image xlink:href="ObjectReplacements/OleObj1"/></draw:frame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6"/></text:p>
      <text:p text:style-name="P4"><text:span text:style-name="T437"><text:line-break/></text:span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8"/></text:p>
      <text:p text:style-name="P4"><text:span text:style-name="T439">Работает нормально.</text:span><text:span text:style-name="T4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